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bout me</text:title></text:p>
      <text:p text:style-name="OrgTitle"/>
      <text:p text:style-name="OrgSubtitle"><text:initial-creator>Tomas Aleixo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c59eab">Personal Projects</text:a></text:p>
          <text:p text:style-name="Contents_20_1"><text:a xlink:type="simple" xlink:href="#org13667f9">Work Experience</text:a></text:p>
          <text:p text:style-name="Contents_20_3"><text:a xlink:type="simple" xlink:href="#org300e1d6">Apple</text:a></text:p>
          <text:p text:style-name="Contents_20_3"><text:a xlink:type="simple" xlink:href="#orgec68b15">MobileWalla</text:a></text:p>
          <text:p text:style-name="Contents_20_3"><text:a xlink:type="simple" xlink:href="#org24da59a">Utopia</text:a></text:p>
          <text:p text:style-name="Contents_20_1"><text:a xlink:type="simple" xlink:href="#org03f5992">Education</text:a></text:p>
          <text:p text:style-name="Contents_20_3"><text:a xlink:type="simple" xlink:href="#org49a070d">Murdoch University </text:a></text:p>
          <text:p text:style-name="Contents_20_1"><text:a xlink:type="simple" xlink:href="#orgdfedbd0">Programming Blog</text:a></text:p>
        </text:index-body>
      </text:table-of-content>
      <text:p text:style-name="Text_20_body">I grew up in Massamá, Portugal a suburb of Lisbon. My first jobs were as a chef, which took me to London in my late teens to work in a 2 Michelin-starred restaurant and the 4th best in the world at the time. Eventually, I left hospitality to pursue another passion I had kept on the back burner, technology. I went to Singapore where attended college and graduated in Computer Science. Since then I have worked in the world of Big Data as a Data Engineer and Scientist, which instilled in me a passion for mathematics and high-performance computing.
</text:p>
      <text:h text:style-name="Heading_20_1_unnumbered" text:outline-level="1" text:is-list-header="true">
<text:bookmark-start text:name="OrgXref.org2c59eab"/>
<text:bookmark text:name="org2c59eab"/>Personal Projects
<text:bookmark-end text:name="OrgXref.org2c59eab"/></text:h>
      <text:p text:style-name="Text_20_body">During the weekends I work on several personal projects which are hosted on github, make sure you check them if you are interested in cluster computing, data science and high-performance computing. I have other small projects such as Emacs packages, that I use on a daily basis. Oh and all my projects are named around food as an homage to my chef career.
</text:p>
      <text:p text:style-name="Text_20_body">


</text:p>
      <text:h text:style-name="Heading_20_1_unnumbered" text:outline-level="1" text:is-list-header="true">
<text:bookmark-start text:name="OrgXref.org13667f9"/>
<text:bookmark text:name="org13667f9"/>Work Experience
<text:bookmark-end text:name="OrgXref.org13667f9"/></text:h>
      <text:p text:style-name="Text_20_body">
</text:p>
      <text:h text:style-name="Heading_20_3_unnumbered" text:outline-level="3" text:is-list-header="true">
<text:bookmark-start text:name="OrgXref.org300e1d6"/>
<text:bookmark text:name="org300e1d6"/>Apple
<text:bookmark-end text:name="OrgXref.org300e1d6"/></text:h>
      <text:p text:style-name="Horizontal_20_Line"/>
      <text:p text:style-name="Text_20_body">Prominent American hardware and software company best known for the iPhone, MacBooks, innovative marketing and flawless customer experience.
</text:p>
      <text:list text:style-name="OrgBulletedList" text:continue-numbering="false">
        <text:list-item>
          <text:p text:style-name="Text_20_body"><text:span text:style-name="Bold">Location:</text:span> Singapore
</text:p>
        </text:list-item>
        <text:list-item>
          <text:p text:style-name="Text_20_body"><text:span text:style-name="Bold">Role:</text:span> Data Engineer
</text:p>
        </text:list-item>
        <text:list-item>
          <text:p text:style-name="Text_20_body"><text:span text:style-name="Bold">Tenure:</text:span> June 2019 until present
</text:p>
        </text:list-item>
      </text:list>
      <text:p text:style-name="Text_20_body">
</text:p>
      <text:h text:style-name="Heading_20_3_unnumbered" text:outline-level="3" text:is-list-header="true">
<text:bookmark-start text:name="OrgXref.orgec68b15"/>
<text:bookmark text:name="orgec68b15"/>MobileWalla
<text:bookmark-end text:name="OrgXref.orgec68b15"/></text:h>
      <text:p text:style-name="Horizontal_20_Line"/>
      <text:p text:style-name="Text_20_body">MobileWalla collects data from mobile devices, which is then used to create segments for targeted advertising, audience exploration and measure ad campaigns conversion rates.
</text:p>
      <text:list text:style-name="OrgBulletedList" text:continue-numbering="false">
        <text:list-item>
          <text:p text:style-name="Text_20_body"><text:span text:style-name="Bold">Location:</text:span> Singapore
</text:p>
        </text:list-item>
        <text:list-item>
          <text:p text:style-name="Text_20_body"><text:span text:style-name="Bold">Role:</text:span> Data Engineer
</text:p>
        </text:list-item>
        <text:list-item>
          <text:p text:style-name="Text_20_body"><text:span text:style-name="Bold">Tenure:</text:span> June 2019 to June 2020
</text:p>
        </text:list-item>
      </text:list>
      <text:p text:style-name="Text_20_body">
</text:p>
      <text:h text:style-name="Heading_20_3_unnumbered" text:outline-level="3" text:is-list-header="true">
<text:bookmark-start text:name="OrgXref.org24da59a"/>
<text:bookmark text:name="org24da59a"/>Utopia
<text:bookmark-end text:name="OrgXref.org24da59a"/></text:h>
      <text:p text:style-name="Horizontal_20_Line"/>
      <text:p text:style-name="Text_20_body">Utopia is SAP’s preferred partner for Master Data Governance and Enterprise Asset Management. Its ranked in SAP’s top 5 extensions.
</text:p>
      <text:list text:style-name="OrgBulletedList" text:continue-numbering="false">
        <text:list-item>
          <text:p text:style-name="Text_20_body"><text:span text:style-name="Bold">Location:</text:span> Bangalore, India
</text:p>
        </text:list-item>
        <text:list-item>
          <text:p text:style-name="Text_20_body"><text:span text:style-name="Bold">Role:</text:span> Data Scientist Intern
</text:p>
        </text:list-item>
        <text:list-item>
          <text:p text:style-name="Text_20_body"><text:span text:style-name="Bold">Tenure:</text:span> December 2018 to May 2019
</text:p>
        </text:list-item>
      </text:list>
      <text:h text:style-name="Heading_20_1_unnumbered" text:outline-level="1" text:is-list-header="true">
<text:bookmark-start text:name="OrgXref.org03f5992"/>
<text:bookmark text:name="org03f5992"/>Education
<text:bookmark-end text:name="OrgXref.org03f5992"/></text:h>
      <text:h text:style-name="Heading_20_3_unnumbered" text:outline-level="3" text:is-list-header="true">
<text:bookmark-start text:name="OrgXref.org49a070d"/>
<text:bookmark text:name="org49a070d"/>Murdoch University 
<text:bookmark-end text:name="OrgXref.org49a070d"/></text:h>
      <text:p text:style-name="Horizontal_20_Line"/>
      <text:p text:style-name="Text_20_body"><text:span text:style-name="Emphasis">Bachelors of Science in Computer Science &amp; Business Information Systems (Double Major)</text:span>
</text:p>
      <text:list text:style-name="OrgBulletedList" text:continue-numbering="false">
        <text:list-item>
          <text:p text:style-name="Text_20_body"><text:span text:style-name="Bold">Class Rank:</text:span> Distinction (Top Class Percentile)
</text:p>
        </text:list-item>
        <text:list-item>
          <text:p text:style-name="Text_20_body"><text:span text:style-name="Bold">Location:</text:span> Singapore
</text:p>
        </text:list-item>
        <text:list-item>
          <text:p text:style-name="Text_20_body"><text:span text:style-name="Bold">Tenure:</text:span> July 2016 to May 2019
</text:p>
        </text:list-item>
      </text:list>
      <text:h text:style-name="Heading_20_1_unnumbered" text:outline-level="1" text:is-list-header="true">
<text:bookmark-start text:name="OrgXref.orgdfedbd0"/>
<text:bookmark text:name="orgdfedbd0"/>Programming Blog
<text:bookmark-end text:name="OrgXref.orgdfedbd0"/></text:h>
      <text:p text:style-name="Text_20_body">Not tired of me yet? You can check my <text:a xlink:type="simple" xlink:href="https://tomas-ramos21.github.io/blog.html">blog</text:a> … I write about several programming topics, challenges and opinions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omas Aleixo</dc:creator>
    <meta:initial-creator>Tomas Aleixo</meta:initial-creator>
    <dc:date>2021-04-18T16:36:25</dc:date>
    <meta:creation-date>2021-04-18T16:36:25</meta:creation-date>
    <meta:generator>Emacs 27.1 (Org mode 9.5)</meta:generator>
    <meta:keyword/>
    <dc:subject>Not much the moment</dc:subject>
    <dc:title>About me</dc:title>
  </office:meta>
</office:document-meta>
</file>